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4/1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views/notifications/index.html.e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4185901223336726476"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3"/>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3"/>
          </table:table-cell>
        </table:table-row>
      </table:table>
      <text:p text:style-name="P3"><text:soft-page-break/></text:p>
      <text:list xml:id="list232912332257513" text:continue-numbering="true" text:style-name="WWNum2">
        <text:list-item>
          <text:p text:style-name="P13"/>
        </text:list-item>
        <text:list-item>
          <text:p text:style-name="P13"/>
        </text:list-item>
      </text:list>
      <text:p text:style-name="P3"/>
      <text:p text:style-name="P3"/>
      <text:p text:style-name="P3"/>
      <text:p text:style-name="P3"/>
      <text:list xml:id="list232912092108905" text:continue-numbering="true" text:style-name="WWNum2">
        <text:list-item>
          <text:p text:style-name="P12"><text:bookmark text:name="_ncnodnmdt98f"/><text:span text:style-name="T5">Reviewer’s Comments:<text:line-break/></text:span></text:p>
        </text:list-item>
      </text:list>
      <text:p text:style-name="P7"/>
      <text:list xml:id="list1285392166600276112" text:style-name="WWNum3">
        <text:list-item>
          <text:p text:style-name="P14"><text:bookmark text:name="_e85yap979h49"/></text:p>
        </text:list-item>
      </text:list>
      <text:p text:style-name="P7"/>
      <text:list xml:id="list8130455134837701096" text:style-name="WWNum1">
        <text:list-item>
          <text:p text:style-name="P15"><text:bookmark text:name="_h742sfkjqhnb"/></text:p>
        </text:list-item>
      </text:list>
      <text:p text:style-name="P7"/>
      <text:list xml:id="list6763994988984994467"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388" meta:character-count="2402" meta:non-whitespace-character-count="2068"/>
    <meta:generator>LibreOfficeDev/5.1.0.3$Linux_X86_64 LibreOffice_project/</meta:generator>
  </office:meta>
</office:document-meta>
</file>